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2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ce3" style:family="table-cell" style:parent-style-name="Default" style:data-style-name="N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1" table:number-columns-repeated="18" table:default-cell-style-name="Default"/>
        <table:table-row table:style-name="ro1">
          <table:table-cell office:value-type="string">
            <text:p>Year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office:value-type="float" office:value="2013">
            <text:p>2013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office:value-type="float" office:value="2016">
            <text:p>2016</text:p>
          </table:table-cell>
          <table:table-cell office:value-type="float" office:value="2017">
            <text:p>2017</text:p>
          </table:table-cell>
          <table:table-cell office:value-type="float" office:value="2018">
            <text:p>2018</text:p>
          </table:table-cell>
          <table:table-cell office:value-type="float" office:value="2019">
            <text:p>2019</text:p>
          </table:table-cell>
          <table:table-cell office:value-type="float" office:value="2020">
            <text:p>2020</text:p>
          </table:table-cell>
          <table:table-cell office:value-type="float" office:value="2021">
            <text:p>2021</text:p>
          </table:table-cell>
          <table:table-cell office:value-type="float" office:value="2022">
            <text:p>2022</text:p>
          </table:table-cell>
          <table:table-cell office:value-type="float" office:value="2023">
            <text:p>2023</text:p>
          </table:table-cell>
          <table:table-cell office:value-type="float" office:value="2024">
            <text:p>2024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string">
            <text:p>Public Tuition</text:p>
          </table:table-cell>
          <table:table-cell table:style-name="ce1" office:value-type="currency" office:currency="USD" office:value="6312">
            <text:p>$6,312.00</text:p>
          </table:table-cell>
          <table:table-cell table:style-name="ce1" office:value-type="currency" office:currency="USD" office:value="6717">
            <text:p>$6,717.00</text:p>
          </table:table-cell>
          <table:table-cell table:style-name="ce1" office:value-type="currency" office:currency="USD" office:value="7132">
            <text:p>$7,132.00</text:p>
          </table:table-cell>
          <table:table-cell table:style-name="ce1" office:value-type="currency" office:currency="USD" office:value="7713">
            <text:p>$7,713.00</text:p>
          </table:table-cell>
          <table:table-cell table:style-name="ce1" office:value-type="currency" office:currency="USD" office:value="8070">
            <text:p>$8,070.00</text:p>
          </table:table-cell>
          <table:table-cell table:style-name="ce1" office:value-type="currency" office:currency="USD" office:value="8312">
            <text:p>$8,312.00</text:p>
          </table:table-cell>
          <table:table-cell table:style-name="ce1" office:value-type="currency" office:currency="USD" office:value="8543">
            <text:p>$8,543.00</text:p>
          </table:table-cell>
          <table:table-cell table:style-name="ce1" office:value-type="currency" office:currency="USD" office:value="8778">
            <text:p>$8,778.00</text:p>
          </table:table-cell>
          <table:table-cell table:style-name="ce1" office:value-type="currency" office:currency="USD" office:value="8804">
            <text:p>$8,804.00</text:p>
          </table:table-cell>
          <table:table-cell table:style-name="ce1" office:value-type="currency" office:currency="USD" office:value="9036">
            <text:p>$9,036.00</text:p>
          </table:table-cell>
          <table:table-cell table:style-name="ce1" office:value-type="currency" office:currency="USD" office:value="9212">
            <text:p>$9,212.00</text:p>
          </table:table-cell>
          <table:table-cell table:style-name="ce1" office:value-type="currency" office:currency="USD" office:value="9349">
            <text:p>$9,349.00</text:p>
          </table:table-cell>
          <table:table-cell table:style-name="ce1" office:value-type="currency" office:currency="USD" office:value="9374">
            <text:p>$9,374.00</text:p>
          </table:table-cell>
          <table:table-cell table:style-name="ce1" office:value-type="currency" office:currency="USD" office:value="9596">
            <text:p>$9,596.00</text:p>
          </table:table-cell>
          <table:table-cell table:style-name="ce1" office:value-type="currency" office:currency="USD" office:value="9750">
            <text:p>$9,750.00</text:p>
          </table:table-cell>
          <table:table-cell table:style-name="ce1" office:value-type="currency" office:currency="USD" office:value="9961">
            <text:p>$9,961.00</text:p>
          </table:table-cell>
          <table:table-cell table:style-name="ce1" office:value-type="currency" office:currency="USD" office:value="10153">
            <text:p>$10,153.00</text:p>
          </table:table-cell>
          <table:table-cell/>
        </table:table-row>
        <table:table-row table:style-name="ro1">
          <table:table-cell office:value-type="string">
            <text:p>Interest Rate</text:p>
          </table:table-cell>
          <table:table-cell office:value-type="float" office:value="0.03">
            <text:p>0.03</text:p>
          </table:table-cell>
          <table:table-cell table:number-columns-repeated="17"/>
        </table:table-row>
        <table:table-row table:style-name="ro1">
          <table:table-cell office:value-type="string">
            <text:p>Bachelors Weekly Wages</text:p>
          </table:table-cell>
          <table:table-cell table:number-columns-repeated="4"/>
          <table:table-cell office:value-type="float" office:value="1066">
            <text:p>1066</text:p>
          </table:table-cell>
          <table:table-cell office:value-type="float" office:value="1108">
            <text:p>1108</text:p>
          </table:table-cell>
          <table:table-cell office:value-type="float" office:value="1101">
            <text:p>1101</text:p>
          </table:table-cell>
          <table:table-cell office:value-type="float" office:value="1137">
            <text:p>1137</text:p>
          </table:table-cell>
          <table:table-cell office:value-type="float" office:value="1156">
            <text:p>1156</text:p>
          </table:table-cell>
          <table:table-cell office:value-type="float" office:value="1173">
            <text:p>1173</text:p>
          </table:table-cell>
          <table:table-cell office:value-type="float" office:value="1198">
            <text:p>1198</text:p>
          </table:table-cell>
          <table:table-cell office:value-type="float" office:value="1248">
            <text:p>1248</text:p>
          </table:table-cell>
          <table:table-cell office:value-type="float" office:value="1305">
            <text:p>1305</text:p>
          </table:table-cell>
          <table:table-cell office:value-type="float" office:value="1334">
            <text:p>1334</text:p>
          </table:table-cell>
          <table:table-cell table:style-name="ce3" office:value-type="float" office:value="1366">
            <text:p>1366</text:p>
          </table:table-cell>
          <table:table-cell office:value-type="float" office:value="1424">
            <text:p>1424</text:p>
          </table:table-cell>
          <table:table-cell office:value-type="float" office:value="1496">
            <text:p>1496</text:p>
          </table:table-cell>
          <table:table-cell/>
        </table:table-row>
        <table:table-row table:style-name="ro1">
          <table:table-cell office:value-type="string">
            <text:p>Weeks / year</text:p>
          </table:table-cell>
          <table:table-cell office:value-type="float" office:value="52">
            <text:p>52</text:p>
          </table:table-cell>
          <table:table-cell table:number-columns-repeated="17"/>
        </table:table-row>
        <table:table-row table:style-name="ro1">
          <table:table-cell office:value-type="string">
            <text:p>Pct Payback</text:p>
          </table:table-cell>
          <table:table-cell table:style-name="ce2" office:value-type="percentage" office:value="0.125">
            <text:p>12.50%</text:p>
          </table:table-cell>
          <table:table-cell table:number-columns-repeated="17"/>
        </table:table-row>
        <table:table-row table:style-name="ro1">
          <table:table-cell office:value-type="string">
            <text:p>HS Weekly Wages</text:p>
          </table:table-cell>
          <table:table-cell office:value-type="float" office:value="618">
            <text:p>618</text:p>
          </table:table-cell>
          <table:table-cell table:number-columns-repeated="2" office:value-type="float" office:value="626">
            <text:p>626</text:p>
          </table:table-cell>
          <table:table-cell office:value-type="float" office:value="638">
            <text:p>638</text:p>
          </table:table-cell>
          <table:table-cell office:value-type="float" office:value="652">
            <text:p>652</text:p>
          </table:table-cell>
          <table:table-cell office:value-type="float" office:value="651">
            <text:p>651</text:p>
          </table:table-cell>
          <table:table-cell office:value-type="float" office:value="668">
            <text:p>668</text:p>
          </table:table-cell>
          <table:table-cell office:value-type="float" office:value="678">
            <text:p>678</text:p>
          </table:table-cell>
          <table:table-cell office:value-type="float" office:value="692">
            <text:p>692</text:p>
          </table:table-cell>
          <table:table-cell office:value-type="float" office:value="712">
            <text:p>712</text:p>
          </table:table-cell>
          <table:table-cell office:value-type="float" office:value="730">
            <text:p>730</text:p>
          </table:table-cell>
          <table:table-cell office:value-type="float" office:value="746">
            <text:p>746</text:p>
          </table:table-cell>
          <table:table-cell office:value-type="float" office:value="781">
            <text:p>781</text:p>
          </table:table-cell>
          <table:table-cell office:value-type="float" office:value="809">
            <text:p>809</text:p>
          </table:table-cell>
          <table:table-cell office:value-type="float" office:value="851">
            <text:p>851</text:p>
          </table:table-cell>
          <table:table-cell office:value-type="float" office:value="899">
            <text:p>899</text:p>
          </table:table-cell>
          <table:table-cell office:value-type="float" office:value="936">
            <text:p>936</text:p>
          </table:table-cell>
          <table:table-cell/>
        </table:table-row>
        <table:table-row table:style-name="ro1">
          <table:table-cell office:value-type="string">
            <text:p>Pct Worked Bachelors</text:p>
          </table:table-cell>
          <table:table-cell table:number-columns-repeated="5"/>
          <table:table-cell table:number-columns-repeated="2" office:value-type="float" office:value="0.84">
            <text:p>0.8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0.86">
            <text:p>0.86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2"/>
        </table:table-row>
        <table:table-row table:style-name="ro1">
          <table:table-cell office:value-type="string">
            <text:p>Pct Worked HS</text:p>
          </table:table-cell>
          <table:table-cell table:number-columns-repeated="5"/>
          <table:table-cell table:number-columns-repeated="2" office:value-type="float" office:value="68">
            <text:p>68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2012 Grad Always Worked</text:p>
          </table:table-cell>
          <table:table-cell table:number-columns-repeated="18"/>
        </table:table-row>
        <table:table-row table:style-name="ro1">
          <table:table-cell office:value-type="string">
            <text:p>Cost with Interest</text:p>
          </table:table-cell>
          <table:table-cell table:number-columns-repeated="4"/>
          <table:table-cell table:formula="of:=[.B2]+ 3*([.B2] *[.$B$3]) + [.C2] + 2*([.C2]*[.$B$3]) + [.D2] + ([.D2]*[.$B$3]) + [.E2]" office:value-type="currency" office:currency="USD" office:value="29059.06">
            <text:p>$29,059.06</text:p>
          </table:table-cell>
          <table:table-cell table:number-columns-repeated="13"/>
        </table:table-row>
        <table:table-row table:style-name="ro1">
          <table:table-cell office:value-type="string">
            <text:p>If Debt</text:p>
          </table:table-cell>
          <table:table-cell table:number-columns-repeated="4"/>
          <table:table-cell table:formula="of:=[.F12]" office:value-type="currency" office:currency="USD" office:value="29059.06">
            <text:p>$29,059.06</text:p>
          </table:table-cell>
          <table:table-cell table:formula="of:=[.F17]" office:value-type="currency" office:currency="USD" office:value="26298.4493">
            <text:p>$26,298.45</text:p>
          </table:table-cell>
          <table:table-cell table:formula="of:=[.G17]" office:value-type="currency" office:currency="USD" office:value="23455.020279">
            <text:p>$23,455.02</text:p>
          </table:table-cell>
          <table:table-cell table:formula="of:=[.H17]" office:value-type="currency" office:currency="USD" office:value="20526.28838737">
            <text:p>$20,526.29</text:p>
          </table:table-cell>
          <table:table-cell table:formula="of:=[.I17]" office:value-type="currency" office:currency="USD" office:value="17509.6945389911">
            <text:p>$17,509.69</text:p>
          </table:table-cell>
          <table:table-cell table:formula="of:=[.J17]" office:value-type="currency" office:currency="USD" office:value="14402.6028751608">
            <text:p>$14,402.60</text:p>
          </table:table-cell>
          <table:table-cell table:formula="of:=[.K17]" office:value-type="currency" office:currency="USD" office:value="11202.2984614157">
            <text:p>$11,202.30</text:p>
          </table:table-cell>
          <table:table-cell table:formula="of:=[.L17]" office:value-type="currency" office:currency="USD" office:value="7905.98491525813">
            <text:p>$7,905.98</text:p>
          </table:table-cell>
          <table:table-cell table:formula="of:=[.M17]" office:value-type="currency" office:currency="USD" office:value="4510.78196271587">
            <text:p>$4,510.78</text:p>
          </table:table-cell>
          <table:table-cell table:formula="of:=[.N17]" office:value-type="currency" office:currency="USD" office:value="1013.72292159735">
            <text:p>$1,013.72</text:p>
          </table:table-cell>
          <table:table-cell table:formula="of:=[.O17]" office:value-type="currency" office:currency="USD" office:value="0">
            <text:p>$0.00</text:p>
          </table:table-cell>
          <table:table-cell table:formula="of:=[.P17]" office:value-type="currency" office:currency="USD" office:value="0">
            <text:p>$0.00</text:p>
          </table:table-cell>
          <table:table-cell table:formula="of:=[.Q17]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Bachelors Yearly Wages</text:p>
          </table:table-cell>
          <table:table-cell table:number-columns-repeated="4"/>
          <table:table-cell table:formula="of:=[.F4]*[.$B$5]" office:value-type="float" office:value="55432">
            <text:p>55432</text:p>
          </table:table-cell>
          <table:table-cell table:formula="of:=[.G4]*[.$B$5]" office:value-type="float" office:value="57616">
            <text:p>57616</text:p>
          </table:table-cell>
          <table:table-cell table:formula="of:=[.H4]*[.$B$5]" office:value-type="float" office:value="57252">
            <text:p>57252</text:p>
          </table:table-cell>
          <table:table-cell table:formula="of:=[.I4]*[.$B$5]" office:value-type="float" office:value="59124">
            <text:p>59124</text:p>
          </table:table-cell>
          <table:table-cell table:formula="of:=[.J4]*[.$B$5]" office:value-type="float" office:value="60112">
            <text:p>60112</text:p>
          </table:table-cell>
          <table:table-cell table:formula="of:=[.K4]*[.$B$5]" office:value-type="float" office:value="60996">
            <text:p>60996</text:p>
          </table:table-cell>
          <table:table-cell table:formula="of:=[.L4]*[.$B$5]" office:value-type="float" office:value="62296">
            <text:p>62296</text:p>
          </table:table-cell>
          <table:table-cell table:formula="of:=[.M4]*[.$B$5]" office:value-type="float" office:value="64896">
            <text:p>64896</text:p>
          </table:table-cell>
          <table:table-cell table:formula="of:=[.N4]*[.$B$5]" office:value-type="float" office:value="67860">
            <text:p>67860</text:p>
          </table:table-cell>
          <table:table-cell table:formula="of:=[.O4]*[.$B$5]" office:value-type="float" office:value="69368">
            <text:p>69368</text:p>
          </table:table-cell>
          <table:table-cell table:formula="of:=[.P4]*[.$B$5]" office:value-type="float" office:value="71032">
            <text:p>71032</text:p>
          </table:table-cell>
          <table:table-cell table:formula="of:=[.Q4]*[.$B$5]" office:value-type="float" office:value="74048">
            <text:p>74048</text:p>
          </table:table-cell>
          <table:table-cell table:formula="of:=[.R4]*[.$B$5]" office:value-type="float" office:value="77792">
            <text:p>77792</text:p>
          </table:table-cell>
          <table:table-cell/>
        </table:table-row>
        <table:table-row table:style-name="ro1">
          <table:table-cell office:value-type="string">
            <text:p>Interest Paid if Debt</text:p>
          </table:table-cell>
          <table:table-cell table:number-columns-repeated="4"/>
          <table:table-cell table:formula="of:=[.$F$12]*[.$B$3]" office:value-type="currency" office:currency="USD" office:value="871.7718">
            <text:p>$871.77</text:p>
          </table:table-cell>
          <table:table-cell table:formula="of:=[.G13]*[.$B$3]" office:value-type="currency" office:currency="USD" office:value="788.953479">
            <text:p>$788.95</text:p>
          </table:table-cell>
          <table:table-cell table:formula="of:=[.H13]*[.$B$3]" office:value-type="currency" office:currency="USD" office:value="703.65060837">
            <text:p>$703.65</text:p>
          </table:table-cell>
          <table:table-cell table:formula="of:=[.I13]*[.$B$3]" office:value-type="currency" office:currency="USD" office:value="615.7886516211">
            <text:p>$615.79</text:p>
          </table:table-cell>
          <table:table-cell table:formula="of:=[.J13]*[.$B$3]" office:value-type="currency" office:currency="USD" office:value="525.290836169733">
            <text:p>$525.29</text:p>
          </table:table-cell>
          <table:table-cell table:formula="of:=[.K13]*[.$B$3]" office:value-type="currency" office:currency="USD" office:value="432.078086254825">
            <text:p>$432.08</text:p>
          </table:table-cell>
          <table:table-cell table:formula="of:=[.L13]*[.$B$3]" office:value-type="currency" office:currency="USD" office:value="336.06895384247">
            <text:p>$336.07</text:p>
          </table:table-cell>
          <table:table-cell table:formula="of:=[.M13]*[.$B$3]" office:value-type="currency" office:currency="USD" office:value="237.179547457744">
            <text:p>$237.18</text:p>
          </table:table-cell>
          <table:table-cell table:formula="of:=[.N13]*[.$B$3]" office:value-type="currency" office:currency="USD" office:value="135.323458881476">
            <text:p>$135.32</text:p>
          </table:table-cell>
          <table:table-cell table:formula="of:=[.O13]*[.$B$3]" office:value-type="currency" office:currency="USD" office:value="30.4116876479205">
            <text:p>$30.41</text:p>
          </table:table-cell>
          <table:table-cell table:formula="of:=[.P13]*[.$B$3]" office:value-type="currency" office:currency="USD" office:value="0">
            <text:p>$0.00</text:p>
          </table:table-cell>
          <table:table-cell table:formula="of:=[.Q13]*[.$B$3]" office:value-type="currency" office:currency="USD" office:value="0">
            <text:p>$0.00</text:p>
          </table:table-cell>
          <table:table-cell table:formula="of:=[.R13]*[.$B$3]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Payed Back if Debt</text:p>
          </table:table-cell>
          <table:table-cell table:number-columns-repeated="4"/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IF([.$F$12]*[.$B$6] &lt; [.O13] + [.O15]; [.$F$12]*[.$B$6]; [.O13] + [.O15])" office:value-type="currency" office:currency="USD" office:value="1044.13460924527">
            <text:p>$1,044.13</text:p>
          </table:table-cell>
          <table:table-cell table:formula="of:=IF([.$F$12]*[.$B$6] &lt; [.P13] + [.P15]; [.$F$12]*[.$B$6]; [.P13] + [.P15])" office:value-type="currency" office:currency="USD" office:value="0">
            <text:p>$0.00</text:p>
          </table:table-cell>
          <table:table-cell table:formula="of:=IF([.$F$12]*[.$B$6] &lt; [.Q13] + [.Q15]; [.$F$12]*[.$B$6]; [.Q13] + [.Q15])" office:value-type="currency" office:currency="USD" office:value="0">
            <text:p>$0.00</text:p>
          </table:table-cell>
          <table:table-cell table:formula="of:=IF([.$F$12]*[.$B$6] &lt; [.R13] + [.R15]; [.$F$12]*[.$B$6]; [.R13] + [.R15])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EoY if Debt </text:p>
          </table:table-cell>
          <table:table-cell table:number-columns-repeated="4"/>
          <table:table-cell table:formula="of:=[.F12]+[.F15]-[.F16]" office:value-type="currency" office:currency="USD" office:value="26298.4493">
            <text:p>$26,298.45</text:p>
          </table:table-cell>
          <table:table-cell table:formula="of:=[.G13]+[.G15]-[.G16]" office:value-type="currency" office:currency="USD" office:value="23455.020279">
            <text:p>$23,455.02</text:p>
          </table:table-cell>
          <table:table-cell table:formula="of:=[.H13]+[.H15]-[.H16]" office:value-type="currency" office:currency="USD" office:value="20526.28838737">
            <text:p>$20,526.29</text:p>
          </table:table-cell>
          <table:table-cell table:formula="of:=[.I13]+[.I15]-[.I16]" office:value-type="currency" office:currency="USD" office:value="17509.6945389911">
            <text:p>$17,509.69</text:p>
          </table:table-cell>
          <table:table-cell table:formula="of:=[.J13]+[.J15]-[.J16]" office:value-type="currency" office:currency="USD" office:value="14402.6028751608">
            <text:p>$14,402.60</text:p>
          </table:table-cell>
          <table:table-cell table:formula="of:=[.K13]+[.K15]-[.K16]" office:value-type="currency" office:currency="USD" office:value="11202.2984614157">
            <text:p>$11,202.30</text:p>
          </table:table-cell>
          <table:table-cell table:formula="of:=[.L13]+[.L15]-[.L16]" office:value-type="currency" office:currency="USD" office:value="7905.98491525813">
            <text:p>$7,905.98</text:p>
          </table:table-cell>
          <table:table-cell table:formula="of:=[.M13]+[.M15]-[.M16]" office:value-type="currency" office:currency="USD" office:value="4510.78196271587">
            <text:p>$4,510.78</text:p>
          </table:table-cell>
          <table:table-cell table:formula="of:=[.N13]+[.N15]-[.N16]" office:value-type="currency" office:currency="USD" office:value="1013.72292159735">
            <text:p>$1,013.72</text:p>
          </table:table-cell>
          <table:table-cell table:formula="of:=[.O13]+[.O15]-[.O16]" office:value-type="currency" office:currency="USD" office:value="0">
            <text:p>$0.00</text:p>
          </table:table-cell>
          <table:table-cell table:formula="of:=[.P13]+[.P15]-[.P16]" office:value-type="currency" office:currency="USD" office:value="0">
            <text:p>$0.00</text:p>
          </table:table-cell>
          <table:table-cell table:formula="of:=[.Q13]+[.Q15]-[.Q16]" office:value-type="currency" office:currency="USD" office:value="0">
            <text:p>$0.00</text:p>
          </table:table-cell>
          <table:table-cell table:formula="of:=[.R13]+[.R15]-[.R16]" office:value-type="currency" office:currency="USD" office:value="0">
            <text:p>$0.00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2008 HS Always Worked</text:p>
          </table:table-cell>
          <table:table-cell table:number-columns-repeated="18"/>
        </table:table-row>
        <table:table-row table:style-name="ro1">
          <table:table-cell office:value-type="string">
            <text:p>HS Yearly Wages</text:p>
          </table:table-cell>
          <table:table-cell table:formula="of:=[.B7]*[.$B$5]" office:value-type="float" office:value="32136">
            <text:p>32136</text:p>
          </table:table-cell>
          <table:table-cell table:formula="of:=[.C7]*[.$B$5]" office:value-type="float" office:value="32552">
            <text:p>32552</text:p>
          </table:table-cell>
          <table:table-cell table:formula="of:=[.D7]*[.$B$5]" office:value-type="float" office:value="32552">
            <text:p>32552</text:p>
          </table:table-cell>
          <table:table-cell table:formula="of:=[.E7]*[.$B$5]" office:value-type="float" office:value="33176">
            <text:p>33176</text:p>
          </table:table-cell>
          <table:table-cell table:formula="of:=[.F7]*[.$B$5]" office:value-type="float" office:value="33904">
            <text:p>33904</text:p>
          </table:table-cell>
          <table:table-cell table:formula="of:=[.G7]*[.$B$5]" office:value-type="float" office:value="33852">
            <text:p>33852</text:p>
          </table:table-cell>
          <table:table-cell table:formula="of:=[.H7]*[.$B$5]" office:value-type="float" office:value="34736">
            <text:p>34736</text:p>
          </table:table-cell>
          <table:table-cell table:formula="of:=[.I7]*[.$B$5]" office:value-type="float" office:value="35256">
            <text:p>35256</text:p>
          </table:table-cell>
          <table:table-cell table:formula="of:=[.J7]*[.$B$5]" office:value-type="float" office:value="35984">
            <text:p>35984</text:p>
          </table:table-cell>
          <table:table-cell table:formula="of:=[.K7]*[.$B$5]" office:value-type="float" office:value="37024">
            <text:p>37024</text:p>
          </table:table-cell>
          <table:table-cell table:formula="of:=[.L7]*[.$B$5]" office:value-type="float" office:value="37960">
            <text:p>37960</text:p>
          </table:table-cell>
          <table:table-cell table:formula="of:=[.M7]*[.$B$5]" office:value-type="float" office:value="38792">
            <text:p>38792</text:p>
          </table:table-cell>
          <table:table-cell table:formula="of:=[.N7]*[.$B$5]" office:value-type="float" office:value="40612">
            <text:p>40612</text:p>
          </table:table-cell>
          <table:table-cell table:formula="of:=[.O7]*[.$B$5]" office:value-type="float" office:value="42068">
            <text:p>42068</text:p>
          </table:table-cell>
          <table:table-cell table:formula="of:=[.P7]*[.$B$5]" office:value-type="float" office:value="44252">
            <text:p>44252</text:p>
          </table:table-cell>
          <table:table-cell table:formula="of:=[.Q7]*[.$B$5]" office:value-type="float" office:value="46748">
            <text:p>46748</text:p>
          </table:table-cell>
          <table:table-cell table:formula="of:=[.R7]*[.$B$5]" office:value-type="float" office:value="48672">
            <text:p>48672</text:p>
          </table:table-cell>
          <table:table-cell/>
        </table:table-row>
        <table:table-row table:style-name="ro1">
          <table:table-cell office:value-type="string">
            <text:p>Yearly Savings</text:p>
          </table:table-cell>
          <table:table-cell table:formula="of:=[.B20]*[.$B$6]" office:value-type="float" office:value="4017">
            <text:p>4017</text:p>
          </table:table-cell>
          <table:table-cell table:formula="of:=[.C20]*[.$B$6]" office:value-type="float" office:value="4069">
            <text:p>4069</text:p>
          </table:table-cell>
          <table:table-cell table:formula="of:=[.D20]*[.$B$6]" office:value-type="float" office:value="4069">
            <text:p>4069</text:p>
          </table:table-cell>
          <table:table-cell table:formula="of:=[.E20]*[.$B$6]" office:value-type="float" office:value="4147">
            <text:p>4147</text:p>
          </table:table-cell>
          <table:table-cell table:formula="of:=[.F20]*[.$B$6]" office:value-type="float" office:value="4238">
            <text:p>4238</text:p>
          </table:table-cell>
          <table:table-cell table:formula="of:=[.G20]*[.$B$6]" office:value-type="float" office:value="4231.5">
            <text:p>4231.5</text:p>
          </table:table-cell>
          <table:table-cell table:formula="of:=[.H20]*[.$B$6]" office:value-type="float" office:value="4342">
            <text:p>4342</text:p>
          </table:table-cell>
          <table:table-cell table:formula="of:=[.I20]*[.$B$6]" office:value-type="float" office:value="4407">
            <text:p>4407</text:p>
          </table:table-cell>
          <table:table-cell table:formula="of:=[.J20]*[.$B$6]" office:value-type="float" office:value="4498">
            <text:p>4498</text:p>
          </table:table-cell>
          <table:table-cell table:formula="of:=[.K20]*[.$B$6]" office:value-type="float" office:value="4628">
            <text:p>4628</text:p>
          </table:table-cell>
          <table:table-cell table:formula="of:=[.L20]*[.$B$6]" office:value-type="float" office:value="4745">
            <text:p>4745</text:p>
          </table:table-cell>
          <table:table-cell table:formula="of:=[.M20]*[.$B$6]" office:value-type="float" office:value="4849">
            <text:p>4849</text:p>
          </table:table-cell>
          <table:table-cell table:formula="of:=[.N20]*[.$B$6]" office:value-type="float" office:value="5076.5">
            <text:p>5076.5</text:p>
          </table:table-cell>
          <table:table-cell table:formula="of:=[.O20]*[.$B$6]" office:value-type="float" office:value="5258.5">
            <text:p>5258.5</text:p>
          </table:table-cell>
          <table:table-cell table:number-columns-repeated="4"/>
        </table:table-row>
        <table:table-row table:style-name="ro1">
          <table:table-cell office:value-type="string">
            <text:p>Savings Balance</text:p>
          </table:table-cell>
          <table:table-cell table:formula="of:=[.B21]" office:value-type="float" office:value="4017">
            <text:p>4017</text:p>
          </table:table-cell>
          <table:table-cell table:formula="of:=ROUND(SUM([.B22:.B23]) + [.C21];2)" office:value-type="float" office:value="8206.51">
            <text:p>8206.51</text:p>
          </table:table-cell>
          <table:table-cell table:formula="of:=ROUND(SUM([.C22:.C23]) + [.D21];2)" office:value-type="float" office:value="12521.71">
            <text:p>12521.71</text:p>
          </table:table-cell>
          <table:table-cell table:formula="of:=ROUND(SUM([.D22:.D23]) + [.E21];2)" office:value-type="float" office:value="17044.36">
            <text:p>17044.36</text:p>
          </table:table-cell>
          <table:table-cell table:formula="of:=ROUND(SUM([.E22:.E23]) + [.F21];2)" office:value-type="float" office:value="21793.69">
            <text:p>21793.69</text:p>
          </table:table-cell>
          <table:table-cell table:formula="of:=ROUND(SUM([.F22:.F23]) + [.G21];2)" office:value-type="float" office:value="26679">
            <text:p>26679</text:p>
          </table:table-cell>
          <table:table-cell table:formula="of:=ROUND(SUM([.G22:.G23]) + [.H21];2)" office:value-type="float" office:value="31821.37">
            <text:p>31821.37</text:p>
          </table:table-cell>
          <table:table-cell table:formula="of:=ROUND(SUM([.H22:.H23]) + [.I21];2)" office:value-type="float" office:value="37183.01">
            <text:p>37183.01</text:p>
          </table:table-cell>
          <table:table-cell table:formula="of:=ROUND(SUM([.I22:.I23]) + [.J21];2)" office:value-type="float" office:value="42796.5">
            <text:p>42796.5</text:p>
          </table:table-cell>
          <table:table-cell table:formula="of:=ROUND(SUM([.J22:.J23]) + [.K21];2)" office:value-type="float" office:value="48708.4">
            <text:p>48708.4</text:p>
          </table:table-cell>
          <table:table-cell table:formula="of:=ROUND(SUM([.K22:.K23]) + [.L21];2)" office:value-type="float" office:value="54914.65">
            <text:p>54914.65</text:p>
          </table:table-cell>
          <table:table-cell table:formula="of:=ROUND(SUM([.L22:.L23]) + [.M21];2)" office:value-type="float" office:value="61411.09">
            <text:p>61411.09</text:p>
          </table:table-cell>
          <table:table-cell table:formula="of:=ROUND(SUM([.M22:.M23]) + [.N21];2)" office:value-type="float" office:value="68329.92">
            <text:p>68329.92</text:p>
          </table:table-cell>
          <table:table-cell table:formula="of:=ROUND(SUM([.N22:.N23]) + [.O21];2)" office:value-type="float" office:value="75638.32">
            <text:p>75638.32</text:p>
          </table:table-cell>
          <table:table-cell table:number-columns-repeated="4"/>
        </table:table-row>
        <table:table-row table:style-name="ro1">
          <table:table-cell office:value-type="string">
            <text:p>Interest Received</text:p>
          </table:table-cell>
          <table:table-cell table:formula="of:=ROUND([.B21]*[.$B$3];2)" office:value-type="float" office:value="120.51">
            <text:p>120.51</text:p>
          </table:table-cell>
          <table:table-cell table:formula="of:=ROUND([.C22]*[.$B$3];2)" office:value-type="float" office:value="246.2">
            <text:p>246.2</text:p>
          </table:table-cell>
          <table:table-cell table:formula="of:=ROUND([.D22]*[.$B$3];2)" office:value-type="float" office:value="375.65">
            <text:p>375.65</text:p>
          </table:table-cell>
          <table:table-cell table:formula="of:=ROUND([.E22]*[.$B$3];2)" office:value-type="float" office:value="511.33">
            <text:p>511.33</text:p>
          </table:table-cell>
          <table:table-cell table:formula="of:=ROUND([.F22]*[.$B$3];2)" office:value-type="float" office:value="653.81">
            <text:p>653.81</text:p>
          </table:table-cell>
          <table:table-cell table:formula="of:=ROUND([.G22]*[.$B$3];2)" office:value-type="float" office:value="800.37">
            <text:p>800.37</text:p>
          </table:table-cell>
          <table:table-cell table:formula="of:=ROUND([.H22]*[.$B$3];2)" office:value-type="float" office:value="954.64">
            <text:p>954.64</text:p>
          </table:table-cell>
          <table:table-cell table:formula="of:=ROUND([.I22]*[.$B$3];2)" office:value-type="float" office:value="1115.49">
            <text:p>1115.49</text:p>
          </table:table-cell>
          <table:table-cell table:formula="of:=ROUND([.J22]*[.$B$3];2)" office:value-type="float" office:value="1283.9">
            <text:p>1283.9</text:p>
          </table:table-cell>
          <table:table-cell table:formula="of:=ROUND([.K22]*[.$B$3];2)" office:value-type="float" office:value="1461.25">
            <text:p>1461.25</text:p>
          </table:table-cell>
          <table:table-cell table:formula="of:=ROUND([.L22]*[.$B$3];2)" office:value-type="float" office:value="1647.44">
            <text:p>1647.44</text:p>
          </table:table-cell>
          <table:table-cell table:formula="of:=ROUND([.M22]*[.$B$3];2)" office:value-type="float" office:value="1842.33">
            <text:p>1842.33</text:p>
          </table:table-cell>
          <table:table-cell table:formula="of:=ROUND([.N22]*[.$B$3];2)" office:value-type="float" office:value="2049.9">
            <text:p>2049.9</text:p>
          </table:table-cell>
          <table:table-cell table:formula="of:=ROUND([.O22]*[.$B$3];2)" office:value-type="float" office:value="2269.15">
            <text:p>2269.15</text:p>
          </table:table-cell>
          <table:table-cell table:number-columns-repeated="4"/>
        </table:table-row>
        <table:table-row table:style-name="ro1" table:number-rows-repeated="2">
          <table:table-cell table:number-columns-repeated="19"/>
        </table:table-row>
        <table:table-row table:style-name="ro2">
          <table:table-cell table:number-columns-repeated="2"/>
          <table:table-cell office:value-type="string">
            <text:p>Pct Markov 25-34year/olds</text:p>
          </table:table-cell>
          <table:table-cell table:number-columns-repeated="16"/>
        </table:table-row>
        <table:table-row table:style-name="ro1">
          <table:table-cell office:value-type="string">
            <text:p>2013 Grad Always Worked</text:p>
          </table:table-cell>
          <table:table-cell/>
          <table:table-cell table:style-name="ce2" table:formula="of:=[.G8]*[.H8]*[.I8]*[.J8]*[.K8]*[.L8]*[.M8]*[.N8]*[.O8]*[.P8]*[.Q8]" office:value-type="percentage" office:value="0.187927757496648">
            <text:p>18.79%</text:p>
          </table:table-cell>
          <table:table-cell table:number-columns-repeated="16"/>
        </table:table-row>
        <table:table-row table:style-name="ro1">
          <table:table-cell office:value-type="string">
            <text:p>Cost with Interest</text:p>
          </table:table-cell>
          <table:table-cell table:number-columns-repeated="18"/>
        </table:table-row>
        <table:table-row table:style-name="ro1">
          <table:table-cell office:value-type="string">
            <text:p>If Debt</text:p>
          </table:table-cell>
          <table:table-cell table:number-columns-repeated="18"/>
        </table:table-row>
        <table:table-row table:style-name="ro1">
          <table:table-cell office:value-type="string">
            <text:p>Bachelors Yearly Wages</text:p>
          </table:table-cell>
          <table:table-cell table:number-columns-repeated="18"/>
        </table:table-row>
        <table:table-row table:style-name="ro1">
          <table:table-cell office:value-type="string">
            <text:p>Interest Paid if Debt</text:p>
          </table:table-cell>
          <table:table-cell table:number-columns-repeated="18"/>
        </table:table-row>
        <table:table-row table:style-name="ro1">
          <table:table-cell office:value-type="string">
            <text:p>Payed Back if Debt</text:p>
          </table:table-cell>
          <table:table-cell table:number-columns-repeated="18"/>
        </table:table-row>
        <table:table-row table:style-name="ro1">
          <table:table-cell office:value-type="string">
            <text:p>EoY if Debt 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2">03/02/2026</text:date>, <text:time>19:2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 Morgan</meta:initial-creator>
    <meta:creation-date>2026-03-02T13:24:45.41</meta:creation-date>
    <meta:generator>OpenOffice/4.1.16$Win32 OpenOffice.org_project/4116m3$Build-9816</meta:generator>
    <dc:date>2026-03-02T19:28:38.41</dc:date>
    <dc:creator>Scott  Morgan</dc:creator>
    <meta:editing-duration>PT1H18M14S</meta:editing-duration>
    <meta:editing-cycles>7</meta:editing-cycles>
    <meta:document-statistic meta:table-count="3" meta:cell-count="245" meta:object-count="0"/>
  </office:meta>
</office:document-meta>
</file>